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eyboard</text:p>
          </table:table-cell>
          <table:table-cell office:value-type="string" calcext:value-type="string">
            <text:p>Sharp X1</text:p>
          </table:table-cell>
          <table:table-cell/>
          <table:table-cell office:value-type="string" calcext:value-type="string">
            <text:p>Model Rev</text:p>
          </table:table-cell>
          <table:table-cell office:value-type="string" calcext:value-type="string">
            <text:p>DSETK0011CE00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lps SKCL Green</text:p>
          </table:table-cell>
          <table:table-cell/>
          <table:table-cell office:value-type="string" calcext:value-type="string">
            <text:p>Comm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s ID</text:p>
          </table:table-cell>
          <table:table-cell office:value-type="string" calcext:value-type="string">
            <text:p>Legend</text:p>
          </table:table-cell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_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=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eak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 Ta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sD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RL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;: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“’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\|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te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shif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Shared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/?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shif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Shared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aph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ps Lock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p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n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X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f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igh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ow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umCom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p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umDo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umEqua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umPlu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LR Ho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umDi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umMul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umSub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oll D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oll Up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el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p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tra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xtra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xtr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00-00-00</text:date>, <text:time style:data-style-name="N2" text:time-value="15:03:24.086978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6:42:05.109303298</meta:creation-date>
    <dc:date>2022-03-08T02:05:11.213331997</dc:date>
    <meta:editing-duration>P1DT11H6M12S</meta:editing-duration>
    <meta:editing-cycles>6</meta:editing-cycles>
    <meta:generator>LibreOffice/7.3.0.3$Linux_X86_64 LibreOffice_project/30$Build-3</meta:generator>
    <meta:document-statistic meta:table-count="1" meta:cell-count="398" meta:object-count="0"/>
  </office:meta>
</office:document-meta>
</file>